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5.293cm" style:rel-column-width="1971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75e36" officeooo:paragraph-rsid="00075e36"/>
    </style:style>
    <style:style style:name="P7" style:family="paragraph" style:parent-style-name="Table_20_Contents">
      <style:text-properties fo:language="ru" fo:country="RU" officeooo:rsid="00075e36" officeooo:paragraph-rsid="00084f15"/>
    </style:style>
    <style:style style:name="P8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9" style:family="paragraph" style:parent-style-name="Table_20_Contents">
      <style:text-properties officeooo:paragraph-rsid="0003eb4a"/>
    </style:style>
    <style:style style:name="P10" style:family="paragraph" style:parent-style-name="Text_20_body">
      <style:text-properties fo:language="ru" fo:country="RU" officeooo:rsid="0001fc9f" officeooo:paragraph-rsid="0001fc9f"/>
    </style:style>
    <style:style style:name="P11" style:family="paragraph" style:parent-style-name="Table_20_Contents">
      <style:text-properties fo:language="ru" fo:country="RU" officeooo:rsid="000b80f6" officeooo:paragraph-rsid="000b80f6"/>
    </style:style>
    <style:style style:name="P12" style:family="paragraph" style:parent-style-name="Table_20_Contents" style:list-style-name="L1">
      <style:text-properties fo:language="ru" fo:country="RU" officeooo:rsid="000b80f6" officeooo:paragraph-rsid="000b80f6"/>
    </style:style>
    <style:style style:name="P13" style:family="paragraph" style:parent-style-name="Table_20_Contents">
      <style:text-properties fo:language="ru" fo:country="RU" officeooo:rsid="000c5886" officeooo:paragraph-rsid="000c5886"/>
    </style:style>
    <style:style style:name="P14" style:family="paragraph" style:parent-style-name="Table_20_Contents">
      <style:text-properties fo:language="ru" fo:country="RU" officeooo:rsid="00131d3b" officeooo:paragraph-rsid="00131d3b"/>
    </style:style>
    <style:style style:name="P15" style:family="paragraph" style:parent-style-name="Table_20_Contents">
      <style:text-properties fo:language="ru" fo:country="RU" officeooo:rsid="0003eb4a" officeooo:paragraph-rsid="0003eb4a"/>
    </style:style>
    <style:style style:name="P16" style:family="paragraph" style:parent-style-name="Table_20_Contents">
      <style:text-properties fo:language="ru" fo:country="RU" officeooo:rsid="00142926" officeooo:paragraph-rsid="00142926"/>
    </style:style>
    <style:style style:name="P17" style:family="paragraph" style:parent-style-name="Table_20_Contents">
      <style:text-properties fo:language="ru" fo:country="RU" officeooo:rsid="00075e36" officeooo:paragraph-rsid="00084f15"/>
    </style:style>
    <style:style style:name="P18" style:family="paragraph" style:parent-style-name="Table_20_Contents">
      <style:text-properties fo:language="ru" fo:country="RU" officeooo:rsid="001563a7" officeooo:paragraph-rsid="001563a7"/>
    </style:style>
    <style:style style:name="P19" style:family="paragraph" style:parent-style-name="Table_20_Contents" style:list-style-name="L2">
      <style:text-properties fo:language="ru" fo:country="RU" officeooo:rsid="001806b9" officeooo:paragraph-rsid="001806b9"/>
    </style:style>
    <style:style style:name="P20" style:family="paragraph" style:parent-style-name="Table_20_Contents" style:list-style-name="L2">
      <style:text-properties fo:language="ru" fo:country="RU" officeooo:rsid="0019d1d0" officeooo:paragraph-rsid="0019d1d0"/>
    </style:style>
    <style:style style:name="P21" style:family="paragraph" style:parent-style-name="Table_20_Contents">
      <style:text-properties fo:language="en" fo:country="US" officeooo:rsid="0011cf08" officeooo:paragraph-rsid="0011cf08"/>
    </style:style>
    <style:style style:name="P22" style:family="paragraph" style:parent-style-name="Table_20_Contents">
      <style:text-properties fo:language="en" fo:country="US" officeooo:rsid="001296be" officeooo:paragraph-rsid="001296be"/>
    </style:style>
    <style:style style:name="P23" style:family="paragraph" style:parent-style-name="Table_20_Contents">
      <style:text-properties fo:language="en" fo:country="US" officeooo:rsid="00142926" officeooo:paragraph-rsid="00142926"/>
    </style:style>
    <style:style style:name="P24" style:family="paragraph" style:parent-style-name="Table_20_Contents">
      <style:text-properties officeooo:rsid="000f79de" officeooo:paragraph-rsid="000f79de"/>
    </style:style>
    <style:style style:name="P25" style:family="paragraph" style:parent-style-name="Table_20_Contents">
      <style:text-properties officeooo:rsid="0010982d" officeooo:paragraph-rsid="0010982d"/>
    </style:style>
    <style:style style:name="P26" style:family="paragraph" style:parent-style-name="Table_20_Contents">
      <style:text-properties officeooo:rsid="0011cf08" officeooo:paragraph-rsid="0011cf08"/>
    </style:style>
    <style:style style:name="P27" style:family="paragraph" style:parent-style-name="Table_20_Contents" style:list-style-name="L2">
      <style:text-properties officeooo:paragraph-rsid="001806b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en" fo:country="US" officeooo:rsid="000c5886"/>
    </style:style>
    <style:style style:name="T5" style:family="text">
      <style:text-properties fo:language="en" fo:country="US" officeooo:rsid="000d8cab"/>
    </style:style>
    <style:style style:name="T6" style:family="text">
      <style:text-properties fo:language="en" fo:country="US" officeooo:rsid="0010982d"/>
    </style:style>
    <style:style style:name="T7" style:family="text">
      <style:text-properties fo:language="en" fo:country="US" officeooo:rsid="00168dc9"/>
    </style:style>
    <style:style style:name="T8" style:family="text">
      <style:text-properties fo:language="en" fo:country="US" officeooo:rsid="0019d1d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3eb4a"/>
    </style:style>
    <style:style style:name="T11" style:family="text">
      <style:text-properties fo:language="ru" fo:country="RU" officeooo:rsid="0010982d"/>
    </style:style>
    <style:style style:name="T12" style:family="text">
      <style:text-properties fo:language="ru" fo:country="RU" officeooo:rsid="001296be"/>
    </style:style>
    <style:style style:name="T13" style:family="text">
      <style:text-properties fo:language="ru" fo:country="RU" officeooo:rsid="00131d3b"/>
    </style:style>
    <style:style style:name="T14" style:family="text">
      <style:text-properties fo:language="ru" fo:country="RU" officeooo:rsid="001806b9"/>
    </style:style>
    <style:style style:name="T15" style:family="text">
      <style:text-properties officeooo:rsid="00075e36"/>
    </style:style>
    <style:style style:name="T16" style:family="text">
      <style:text-properties officeooo:rsid="00084f15"/>
    </style:style>
    <style:style style:name="T17" style:family="text">
      <style:text-properties officeooo:rsid="000d8cab"/>
    </style:style>
    <style:style style:name="T18" style:family="text">
      <style:text-properties officeooo:rsid="001296be"/>
    </style:style>
    <style:style style:name="T19" style:family="text">
      <style:text-properties officeooo:rsid="0019d1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веты нужно давать лаконичные, <text:span text:style-name="T1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table:number-columns-spanned="2" office:value-type="string">
            <text:p text:style-name="P11">Жаднов Антон Валерьевич</text:p>
          </table:table-cell>
          <table:covered-table-cell/>
        </table:table-row>
        <table:table-row>
          <table:table-cell table:style-name="Таблица1.A2" table:number-columns-spanned="3" office:value-type="string">
            <text:p text:style-name="P8">Java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table:number-columns-spanned="2" office:value-type="string">
            <text:p text:style-name="P11">Механизм языка <text:span text:style-name="T1">Java </text:span>позволяющий, дочернему классу иметь собственную реализацию метода родительского класса.</text:p>
          </table:table-cell>
          <table:covered-table-cell/>
        </table:table-row>
        <table:table-row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table:number-columns-spanned="2" office:value-type="string">
            <text:p text:style-name="P11">Обычные классы, Абрастрактные классы</text:p>
            <text:p text:style-name="P11">Вложенные классы:</text:p>
            <text:list xml:id="list3860411596" text:style-name="L1">
              <text:list-item>
                <text:p text:style-name="P12">вложенный класс</text:p>
              </text:list-item>
              <text:list-item>
                <text:p text:style-name="P12">статический вложенный класс</text:p>
              </text:list-item>
              <text:list-item>
                <text:p text:style-name="P12">локальный класс (<text:span text:style-name="T4">Flight,</text:span><text:span text:style-name="T1">Segment </text:span>например из задания)</text:p>
              </text:list-item>
            </text:list>
          </table:table-cell>
          <table:covered-table-cell/>
        </table:table-row>
        <table:table-row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table:number-columns-spanned="2" office:value-type="string">
            <text:p text:style-name="P13">Модификатор <text:span text:style-name="T1">final </text:span>можно применить к классу, полю класса, методукласса.</text:p>
            <text:p text:style-name="P13">Если применяем к классу, то от него нельзя наследоваться.</text:p>
            <text:p text:style-name="P13">Если применяем полю, <text:span text:style-name="T17">то после присвоения значения полю ему нельзя присвоить другое(использовать эту ссылку для другого объекта в памяти). Применяется если нужна «константа» и для </text:span><text:span text:style-name="T5">thread-safety(</text:span><text:span text:style-name="T17">потоки не могу изменять </text:span><text:span text:style-name="T5">final </text:span><text:span text:style-name="T17">переменные, которые могу быть состоянием</text:span><text:span text:style-name="T5">)</text:span></text:p>
          </table:table-cell>
          <table:covered-table-cell/>
        </table:table-row>
        <table:table-row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table:number-columns-spanned="2" office:value-type="string">
            <text:p text:style-name="P24">Try <text:span text:style-name="T11">и </text:span><text:span text:style-name="T6">Try </text:span><text:span text:style-name="T11">с ресурсами.</text:span></text:p>
            <text:p text:style-name="P25"><text:span text:style-name="T9">Если используем </text:span><text:span text:style-name="T1">try </text:span><text:span text:style-name="T9">то в блоке </text:span><text:span text:style-name="T1">finally </text:span><text:span text:style-name="T9">должны ясно закрывать ресурсы </text:span></text:p>
            <text:p text:style-name="P26"><text:span text:style-name="T9">В </text:span><text:span text:style-name="T1">Try </text:span><text:span text:style-name="T9">с ресурсами можем не закрыть явно ресурсы, а передать из параметром в </text:span><text:span text:style-name="T1">Try, </text:span><text:span text:style-name="T9">и они закроются автоматически. Закрываются только те ресурсы, которые </text:span></text:p>
            <text:p text:style-name="P26"><text:span text:style-name="T9">реализуют интерфейс </text:span><text:span text:style-name="T1">AutoClosable </text:span><text:span text:style-name="T9">и </text:span><text:span text:style-name="T1">Closeable.</text:span></text:p>
            <text:p text:style-name="P26"><text:span text:style-name="T9"/></text:p>
          </table:table-cell>
          <table:covered-table-cell/>
        </table:table-row>
        <table:table-row>
          <table:table-cell table:style-name="Таблица1.A3" office:value-type="string">
            <text:p text:style-name="P9"><text:span text:style-name="T10">Какие есть стандартные реализации интерфейса </text:span><text:span text:style-name="T2">List </text:span><text:span text:style-name="T10">и в каких ситуациях их нужно использовать?</text:span></text:p>
          </table:table-cell>
          <table:table-cell table:style-name="Таблица1.A2" table:number-columns-spanned="2" office:value-type="string">
            <text:p text:style-name="P26">ArrayList<text:span text:style-name="T9"> и </text:span><text:span text:style-name="T1">LinkedList</text:span><text:span text:style-name="T9">.</text:span></text:p>
            <text:p text:style-name="P21">ArrayList <text:span text:style-name="T9">нужно использовать если необходим быстрый доступ к </text:span><text:span text:style-name="T12">i-му</text:span><text:span text:style-name="T9"> элементу </text:span><text:span text:style-name="T18">O(1), </text:span><text:span text:style-name="T12">и добавление в конец </text:span><text:span text:style-name="T18">O(1)</text:span></text:p>
            <text:p text:style-name="P22">LinkedList <text:span text:style-name="T9">нужно использовать если необходимо часто вставлять элементы в произвольное место </text:span>O<text:span text:style-name="T9">(</text:span>1<text:span text:style-name="T9">), и удалять произвольный элемент </text:span>O<text:span text:style-name="T9">(</text:span>1<text:span text:style-name="T9">)</text:span></text:p>
          </table:table-cell>
          <table:covered-table-cell/>
        </table:table-row>
        <table:table-row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table:number-columns-spanned="2" office:value-type="string">
            <text:p text:style-name="P14">Идея в там чтобы работать с коллекциями в функциональном стиле.</text:p>
          </table:table-cell>
          <table:covered-table-cell/>
        </table:table-row>
        <table:table-row>
          <table:table-cell table:style-name="Таблица1.A2" table:number-columns-spanned="3" office:value-type="string">
            <text:p text:style-name="P4">Разное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table:number-columns-spanned="2" office:value-type="string">
            <text:p text:style-name="P14">Быстрое вычисление</text:p>
            <text:p text:style-name="Table_20_Contents"><text:span text:style-name="T13">О</text:span>тсутствие коллизий</text:p>
          </table:table-cell>
          <table:covered-table-cell/>
        </table:table-row>
        <table:table-row>
          <table:table-cell table:style-name="Таблица1.A3" office:value-type="string">
            <text:p text:style-name="P16">В чём причина популярности и широкого распространения <text:soft-page-break/>кодировки UTF-8?</text:p>
          </table:table-cell>
          <table:table-cell table:style-name="Таблица1.A2" table:number-columns-spanned="2" office:value-type="string">
            <text:p text:style-name="P16">По причине использование оптимального кол-ва памяти для преобразования символов из <text:span text:style-name="T1">Unicode → UFT-8</text:span></text:p>
          </table:table-cell>
          <table:covered-table-cell/>
        </table:table-row>
        <table:table-row>
          <table:table-cell table:style-name="Таблица1.A3" table:number-rows-spanned="3" office:value-type="string">
            <text:p text:style-name="P7"><text:span text:style-name="T16">Сравните форматы </text:span><text:span text:style-name="T3">XML </text:span><text:span text:style-name="T16">и </text:span><text:span text:style-name="T3">JSON. </text:span><text:span text:style-name="T16">Когда какой использовать?</text:span></text:p>
          </table:table-cell>
          <table:table-cell table:style-name="Таблица1.A3" office:value-type="string">
            <text:p text:style-name="P23">JSON</text:p>
          </table:table-cell>
          <table:table-cell table:style-name="Таблица1.A2" office:value-type="string">
            <text:p text:style-name="P23">XML</text:p>
          </table:table-cell>
        </table:table-row>
        <table:table-row>
          <table:covered-table-cell/>
          <table:table-cell table:style-name="Таблица1.A3" office:value-type="string">
            <text:p text:style-name="P16">Хранит данные в виде ключ значение</text:p>
          </table:table-cell>
          <table:table-cell table:style-name="Таблица1.A2" office:value-type="string">
            <text:p text:style-name="P16">Хранит данные в виде дерева</text:p>
          </table:table-cell>
        </table:table-row>
        <table:table-row>
          <table:covered-table-cell/>
          <table:table-cell table:style-name="Таблица1.A3" office:value-type="string">
            <text:p text:style-name="P18">Поддерживает только числа массивы и <text:span text:style-name="T1">об</text:span><text:span text:style-name="T7">ъ</text:span><text:span text:style-name="T1">екты</text:span></text:p>
          </table:table-cell>
          <table:table-cell table:style-name="Таблица1.A2" office:value-type="string">
            <text:p text:style-name="P18">Поддерживает все что и <text:span text:style-name="T1">JSON + </text:span>дата, время, <text:span text:style-name="T1">boolean</text:span></text:p>
          </table:table-cell>
        </table:table-row>
        <table:table-row>
          <table:table-cell table:style-name="Таблица1.A3" office:value-type="string">
            <text:p text:style-name="P6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table:number-columns-spanned="2" office:value-type="string">
            <text:list xml:id="list1195548741" text:style-name="L2">
              <text:list-item>
                <text:p text:style-name="P27"><text:span text:style-name="T14">Браузер парсит ссылку</text:span></text:p>
              </text:list-item>
              <text:list-item>
                <text:p text:style-name="P19"><text:span text:style-name="T1">Полyчает</text:span> из ссылки хост</text:p>
              </text:list-item>
              <text:list-item>
                <text:p text:style-name="P19">Выполняет<text:span text:style-name="T1"> dns resolve ip</text:span></text:p>
              </text:list-item>
              <text:list-item>
                <text:p text:style-name="P19">Устанавливает <text:span text:style-name="T1">tcp </text:span>соединение</text:p>
              </text:list-item>
              <text:list-item>
                <text:p text:style-name="P19">Далее происходит проверка сертификатов</text:p>
              </text:list-item>
              <text:list-item>
                <text:p text:style-name="P19">Формирование <text:span text:style-name="T19">заголовка</text:span> <text:span text:style-name="T1">HTTP</text:span> <text:span text:style-name="T19">запроса (</text:span><text:span text:style-name="T8">host, http </text:span><text:span text:style-name="T19">версия,</text:span><text:span text:style-name="T8"> metod GET</text:span><text:span text:style-name="T19">)</text:span></text:p>
              </text:list-item>
              <text:list-item>
                <text:p text:style-name="P20">Отправка запроса</text:p>
              </text:list-item>
              <text:list-item>
                <text:p text:style-name="P20">Получение ответа</text:p>
              </text:list-item>
              <text:list-item>
                <text:p text:style-name="P20">Рендеринг страницы </text:p>
              </text:list-item>
            </text:list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Neat_Office/6.2.8.2$Windows_x86 LibreOffice_project/</meta:generator>
    <dc:date>2023-08-31T17:25:49.995000000</dc:date>
    <meta:editing-duration>PT14M34S</meta:editing-duration>
    <meta:editing-cycles>4</meta:editing-cycles>
    <meta:document-statistic meta:table-count="1" meta:image-count="0" meta:object-count="0" meta:page-count="2" meta:paragraph-count="50" meta:word-count="358" meta:character-count="2533" meta:non-whitespace-character-count="2234"/>
  </office:meta>
</office:document-meta>
</file>